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3673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1.5543in"/>
    </style:style>
    <style:style style:name="co14" style:family="table-column">
      <style:table-column-properties fo:break-before="auto" style:column-width="0.6783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0.5602in"/>
    </style:style>
    <style:style style:name="co19" style:family="table-column">
      <style:table-column-properties fo:break-before="auto" style:column-width="0.7in"/>
    </style:style>
    <style:style style:name="co20" style:family="table-column">
      <style:table-column-properties fo:break-before="auto" style:column-width="4.4209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bdbdb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9c4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ee58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e8eaf6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7986cb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be9e7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Good" style:base-cell-address="Sheet1.H2"/>
      <style:map style:condition="cell-content()=1" style:apply-style-name="Bad" style:base-cell-address="Sheet1.H2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T1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ce2"/>
        <table:table-column table:style-name="co20" table:default-cell-style-name="ce5"/>
        <table:table-column table:style-name="co21" table:number-columns-repeated="1000" table:default-cell-style-name="ce2"/>
        <table:table-row table:style-name="ro1">
          <table:table-cell table:style-name="ce5" office:value-type="string" calcext:value-type="string">
            <text:p>/IOSEL</text:p>
          </table:table-cell>
          <table:table-cell table:style-name="ce5" office:value-type="string" calcext:value-type="string">
            <text:p>/BIOSSEL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/IOW</text:p>
          </table:table-cell>
          <table:table-cell table:style-name="ce5" office:value-type="string" calcext:value-type="string">
            <text:p>/IOR</text:p>
          </table:table-cell>
          <table:table-cell table:style-name="ce5" office:value-type="string" calcext:value-type="string">
            <text:p>/SDACK</text:p>
          </table:table-cell>
          <table:table-cell table:style-name="ce5" office:value-type="string" calcext:value-type="string">
            <text:p>/RESET</text:p>
          </table:table-cell>
          <table:table-cell table:style-name="ce5" office:value-type="string" calcext:value-type="string">
            <text:p>/MEMR</text:p>
          </table:table-cell>
          <table:table-cell table:style-name="ce5" office:value-type="string" calcext:value-type="string">
            <text:p>/MEMW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ddr.</text:p>
          </table:table-cell>
          <table:table-cell table:style-name="ce5" office:value-type="string" calcext:value-type="string">
            <text:p>Addr HEX</text:p>
          </table:table-cell>
          <table:table-cell table:style-name="ce5"/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/DATEN</text:p>
          </table:table-cell>
          <table:table-cell table:style-name="ce5" office:value-type="string" calcext:value-type="string">
            <text:p>U1_CP</text:p>
          </table:table-cell>
          <table:table-cell table:style-name="ce5" office:value-type="string" calcext:value-type="string">
            <text:p>/RAMWR</text:p>
          </table:table-cell>
          <table:table-cell table:style-name="ce5" office:value-type="string" calcext:value-type="string">
            <text:p>PAL Function</text:p>
          </table:table-cell>
          <table:table-cell table:style-name="ce5" office:value-type="string" calcext:value-type="string">
            <text:p>Done:</text:p>
          </table:table-cell>
          <table:table-cell table:style-name="ce5" table:number-columns-repeated="2"/>
          <table:table-cell/>
          <table:table-cell table:style-name="ce5"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1D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]+[.E2]+[.H2]+[.I2]" office:value-type="float" office:value="4" calcext:value-type="float">
            <text:p>4</text:p>
          </table:table-cell>
          <table:table-cell table:style-name="ce17" office:value-type="string" calcext:value-type="string">
            <text:p>DIR is the only Signal NOT affected by /RESET, for all the other /RESET has to be High</text:p>
          </table:table-cell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D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]+[.E3]+[.H3]+[.I3]" office:value-type="float" office:value="4" calcext:value-type="float">
            <text:p>4</text:p>
          </table:table-cell>
          <table:table-cell table:style-name="ce17" office:value-type="string" calcext:value-type="string">
            <text:p>/ROMCE and /RAMCE<text:span text:style-name="T1"> and /SCSICS are not affected by Bus Signals (IOW, /IOR, /MEMW, /MEMR)</text:span></text:p>
          </table:table-cell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F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]+[.E4]+[.H4]+[.I4]" office:value-type="float" office:value="4" calcext:value-type="float">
            <text:p>4</text:p>
          </table:table-cell>
          <table:table-cell table:style-name="ce5" office:value-type="string" calcext:value-type="string">
            <text:p>deleted all states where more than one of the following signals is low: /IOW, /IOR, /MEMW, /MEMR</text:p>
          </table:table-cell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F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]+[.E5]+[.H5]+[.I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3D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]+[.E6]+[.H6]+[.I6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3D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]+[.E7]+[.H7]+[.I7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3F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8]+[.E8]+[.H8]+[.I8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3F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9]+[.E9]+[.H9]+[.I9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5D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]+[.E10]+[.H10]+[.I10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5D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1]+[.E11]+[.H11]+[.I11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5F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2]+[.E12]+[.H12]+[.I12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5F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]+[.E13]+[.H13]+[.I13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7D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]+[.E14]+[.H14]+[.I14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D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5]+[.E15]+[.H15]+[.I1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7FB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]+[.E16]+[.H16]+[.I16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7FF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]+[.E17]+[.H17]+[.I17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D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8]+[.E18]+[.H18]+[.I18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D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9]+[.E19]+[.H19]+[.I19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F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0]+[.E20]+[.H20]+[.I20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1F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1]+[.E21]+[.H21]+[.I21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3D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2]+[.E22]+[.H22]+[.I22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3D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3]+[.E23]+[.H23]+[.I23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3F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4]+[.E24]+[.H24]+[.I24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3F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5]+[.E25]+[.H25]+[.I2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5D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]+[.E26]+[.H26]+[.I26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5D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7]+[.E27]+[.H27]+[.I27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5F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]+[.E28]+[.H28]+[.I28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5F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9]+[.E29]+[.H29]+[.I29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7D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0]+[.E30]+[.H30]+[.I30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D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1]+[.E31]+[.H31]+[.I31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7F9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2]+[.E32]+[.H32]+[.I32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7FD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3]+[.E33]+[.H33]+[.I33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D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4]+[.E34]+[.H34]+[.I34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1D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5]+[.E35]+[.H35]+[.I3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F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6]+[.E36]+[.H36]+[.I36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F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7]+[.E37]+[.H37]+[.I37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3D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8]+[.E38]+[.H38]+[.I38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3D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39]+[.E39]+[.H39]+[.I39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3F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0]+[.E40]+[.H40]+[.I40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3F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1]+[.E41]+[.H41]+[.I41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5D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2]+[.E42]+[.H42]+[.I42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5D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3]+[.E43]+[.H43]+[.I43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5F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4]+[.E44]+[.H44]+[.I44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5F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5]+[.E45]+[.H45]+[.I4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7D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6]+[.E46]+[.H46]+[.I46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D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7]+[.E47]+[.H47]+[.I47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7FA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8]+[.E48]+[.H48]+[.I48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7FE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49]+[.E49]+[.H49]+[.I49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1D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0]+[.E50]+[.H50]+[.I50]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D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1]+[.E51]+[.H51]+[.I51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1F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2]+[.E52]+[.H52]+[.I52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1F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3]+[.E53]+[.H53]+[.I53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3D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4]+[.E54]+[.H54]+[.I54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3D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5]+[.E55]+[.H55]+[.I5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3F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6]+[.E56]+[.H56]+[.I56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3F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7]+[.E57]+[.H57]+[.I57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5D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8]+[.E58]+[.H58]+[.I58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D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59]+[.E59]+[.H59]+[.I59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5F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0]+[.E60]+[.H60]+[.I60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5F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1]+[.E61]+[.H61]+[.I61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7D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2]+[.E62]+[.H62]+[.I62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D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3]+[.E63]+[.H63]+[.I63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6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7F8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4]+[.E64]+[.H64]+[.I64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7FC</text:p>
          </table:table-cell>
          <table:table-cell table:style-name="ce8" office:value-type="string" calcext:value-type="string">
            <text:p>NO IO and NO MEM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5]+[.E65]+[.H65]+[.I65]" office:value-type="float" office:value="4" calcext:value-type="float">
            <text:p>4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6]+[.E66]+[.H66]+[.I6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D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7]+[.E67]+[.H67]+[.I6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8]+[.E68]+[.H68]+[.I6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69]+[.E69]+[.H69]+[.I6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2D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0]+[.E70]+[.H70]+[.I7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D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1]+[.E71]+[.H71]+[.I7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2F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2]+[.E72]+[.H72]+[.I7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2F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3]+[.E73]+[.H73]+[.I7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4D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4]+[.E74]+[.H74]+[.I7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4D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5]+[.E75]+[.H75]+[.I7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4F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6]+[.E76]+[.H76]+[.I7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4F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7]+[.E77]+[.H77]+[.I7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D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8]+[.E78]+[.H78]+[.I7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6D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79]+[.E79]+[.H79]+[.I7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6FB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80]+[.E80]+[.H80]+[.I8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8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6FF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81]+[.E81]+[.H81]+[.I8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2]+[.E82]+[.H82]+[.I8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3]+[.E83]+[.H83]+[.I8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F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4]+[.E84]+[.H84]+[.I8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5]+[.E85]+[.H85]+[.I8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2D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6]+[.E86]+[.H86]+[.I8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D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7]+[.E87]+[.H87]+[.I8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2F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8]+[.E88]+[.H88]+[.I8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F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89]+[.E89]+[.H89]+[.I8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4D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90]+[.E90]+[.H90]+[.I9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4D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91]+[.E91]+[.H91]+[.I9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4F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92]+[.E92]+[.H92]+[.I9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4F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93]+[.E93]+[.H93]+[.I9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6D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94]+[.E94]+[.H94]+[.I9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6D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95]+[.E95]+[.H95]+[.I9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6F9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96]+[.E96]+[.H96]+[.I9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6FD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97]+[.E97]+[.H97]+[.I9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98]+[.E98]+[.H98]+[.I9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99]+[.E99]+[.H99]+[.I9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0]+[.E100]+[.H100]+[.I10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1]+[.E101]+[.H101]+[.I10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2D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2]+[.E102]+[.H102]+[.I10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D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3]+[.E103]+[.H103]+[.I10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2F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4]+[.E104]+[.H104]+[.I10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F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5]+[.E105]+[.H105]+[.I10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4D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6]+[.E106]+[.H106]+[.I10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4D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7]+[.E107]+[.H107]+[.I10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4F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8]+[.E108]+[.H108]+[.I10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4F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09]+[.E109]+[.H109]+[.I10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6D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10]+[.E110]+[.H110]+[.I11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4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6D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11]+[.E111]+[.H111]+[.I11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6FA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12]+[.E112]+[.H112]+[.I11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number-columns-repeated="7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6FE</text:p>
          </table:table-cell>
          <table:table-cell table:style-name="ce8" office:value-type="string" calcext:value-type="string">
            <text:p>MEM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13]+[.E113]+[.H113]+[.I11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14]+[.E114]+[.H114]+[.I11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15]+[.E115]+[.H115]+[.I11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16]+[.E116]+[.H116]+[.I11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F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17]+[.E117]+[.H117]+[.I11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2D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18]+[.E118]+[.H118]+[.I11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D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19]+[.E119]+[.H119]+[.I11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F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20]+[.E120]+[.H120]+[.I12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2F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21]+[.E121]+[.H121]+[.I12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4D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22]+[.E122]+[.H122]+[.I12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4D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23]+[.E123]+[.H123]+[.I12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4F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24]+[.E124]+[.H124]+[.I12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4F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25]+[.E125]+[.H125]+[.I12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6D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126]+[.E126]+[.H126]+[.I12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3" table:style-name="ce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6D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127]+[.E127]+[.H127]+[.I12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7" office:value-type="string" calcext:value-type="string">
            <text:p>0</text:p>
          </table:table-cell>
          <table:table-cell table:number-columns-repeated="5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6F8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128]+[.E128]+[.H128]+[.I12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7" office:value-type="string" calcext:value-type="string">
            <text:p>0</text:p>
          </table:table-cell>
          <table:table-cell table:number-columns-repeated="6" table:style-name="ce7" office:value-type="string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6FC</text:p>
          </table:table-cell>
          <table:table-cell table:style-name="ce8" office:value-type="string" calcext:value-type="string">
            <text:p>MEM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formula="of:=[.D129]+[.E129]+[.H129]+[.I12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5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0]+[.E130]+[.H130]+[.I13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5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1]+[.E131]+[.H131]+[.I13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17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2]+[.E132]+[.H132]+[.I13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7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3]+[.E133]+[.H133]+[.I13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35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4]+[.E134]+[.H134]+[.I13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35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5]+[.E135]+[.H135]+[.I13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37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6]+[.E136]+[.H136]+[.I13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7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7]+[.E137]+[.H137]+[.I13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55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8]+[.E138]+[.H138]+[.I13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55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39]+[.E139]+[.H139]+[.I13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57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0]+[.E140]+[.H140]+[.I14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57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1]+[.E141]+[.H141]+[.I14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75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2]+[.E142]+[.H142]+[.I14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75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3]+[.E143]+[.H143]+[.I14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77B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4]+[.E144]+[.H144]+[.I14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7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77F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45]+[.E145]+[.H145]+[.I14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5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46]+[.E146]+[.H146]+[.I14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5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47]+[.E147]+[.H147]+[.I14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7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48]+[.E148]+[.H148]+[.I14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7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49]+[.E149]+[.H149]+[.I14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5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0]+[.E150]+[.H150]+[.I15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35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1]+[.E151]+[.H151]+[.I15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37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2]+[.E152]+[.H152]+[.I15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37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3]+[.E153]+[.H153]+[.I15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55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4]+[.E154]+[.H154]+[.I15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55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5]+[.E155]+[.H155]+[.I15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57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6]+[.E156]+[.H156]+[.I15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57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7]+[.E157]+[.H157]+[.I15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75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8]+[.E158]+[.H158]+[.I15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75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59]+[.E159]+[.H159]+[.I15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779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60]+[.E160]+[.H160]+[.I16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77D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61]+[.E161]+[.H161]+[.I16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2]+[.E162]+[.H162]+[.I16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5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3]+[.E163]+[.H163]+[.I16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7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4]+[.E164]+[.H164]+[.I16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7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5]+[.E165]+[.H165]+[.I16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35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6]+[.E166]+[.H166]+[.I16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35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7]+[.E167]+[.H167]+[.I16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7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8]+[.E168]+[.H168]+[.I16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37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69]+[.E169]+[.H169]+[.I16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55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0]+[.E170]+[.H170]+[.I17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55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1]+[.E171]+[.H171]+[.I17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57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2]+[.E172]+[.H172]+[.I17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57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3]+[.E173]+[.H173]+[.I17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75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4]+[.E174]+[.H174]+[.I17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75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5]+[.E175]+[.H175]+[.I17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77A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6]+[.E176]+[.H176]+[.I17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0</text:p>
          </table:table-cell>
          <table:table-cell table:number-columns-repeated="6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77E</text:p>
          </table:table-cell>
          <table:table-cell table:style-name="ce8" office:value-type="string" calcext:value-type="string">
            <text:p>MEM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177]+[.E177]+[.H177]+[.I17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5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78]+[.E178]+[.H178]+[.I17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79]+[.E179]+[.H179]+[.I17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17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0]+[.E180]+[.H180]+[.I18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7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1]+[.E181]+[.H181]+[.I18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35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2]+[.E182]+[.H182]+[.I18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35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3]+[.E183]+[.H183]+[.I18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37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4]+[.E184]+[.H184]+[.I18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37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5]+[.E185]+[.H185]+[.I18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55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6]+[.E186]+[.H186]+[.I18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55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7]+[.E187]+[.H187]+[.I18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57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8]+[.E188]+[.H188]+[.I18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57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89]+[.E189]+[.H189]+[.I18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75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0]+[.E190]+[.H190]+[.I19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75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1]+[.E191]+[.H191]+[.I19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9" office:value-type="string" calcext:value-type="string">
            <text:p>0</text:p>
          </table:table-cell>
          <table:table-cell table:number-columns-repeated="4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778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2]+[.E192]+[.H192]+[.I19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9" office:value-type="string" calcext:value-type="string">
            <text:p>0</text:p>
          </table:table-cell>
          <table:table-cell table:number-columns-repeated="5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77C</text:p>
          </table:table-cell>
          <table:table-cell table:style-name="ce8" office:value-type="string" calcext:value-type="string">
            <text:p>MEM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3]+[.E193]+[.H193]+[.I19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1CB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4]+[.E194]+[.H194]+[.I19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CF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5]+[.E195]+[.H195]+[.I19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1EB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196]+[.E196]+[.H196]+[.I19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EF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197]+[.E197]+[.H197]+[.I19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3CB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8]+[.E198]+[.H198]+[.I19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3CF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199]+[.E199]+[.H199]+[.I19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3EB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00]+[.E200]+[.H200]+[.I20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3EF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01]+[.E201]+[.H201]+[.I20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5CB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02]+[.E202]+[.H202]+[.I20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5CF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03]+[.E203]+[.H203]+[.I20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5EB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04]+[.E204]+[.H204]+[.I20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5EF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05]+[.E205]+[.H205]+[.I20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7CB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06]+[.E206]+[.H206]+[.I20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7CF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07]+[.E207]+[.H207]+[.I20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7EB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08]+[.E208]+[.H208]+[.I20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7EF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09]+[.E209]+[.H209]+[.I20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C9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10]+[.E210]+[.H210]+[.I21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CD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11]+[.E211]+[.H211]+[.I21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E9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12]+[.E212]+[.H212]+[.I21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1ED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13]+[.E213]+[.H213]+[.I21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3C9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14]+[.E214]+[.H214]+[.I21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3CD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15]+[.E215]+[.H215]+[.I21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3E9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16]+[.E216]+[.H216]+[.I21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3ED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17]+[.E217]+[.H217]+[.I21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5C9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18]+[.E218]+[.H218]+[.I21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5CD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19]+[.E219]+[.H219]+[.I21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5E9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20]+[.E220]+[.H220]+[.I22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5ED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21]+[.E221]+[.H221]+[.I22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7C9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22]+[.E222]+[.H222]+[.I22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7CD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23]+[.E223]+[.H223]+[.I22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7E9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24]+[.E224]+[.H224]+[.I22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7ED</text:p>
          </table:table-cell>
          <table:table-cell table:style-name="ce8" office:value-type="string" calcext:value-type="string">
            <text:p>IO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formula="of:=[.D225]+[.E225]+[.H225]+[.I22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C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26]+[.E226]+[.H226]+[.I22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C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27]+[.E227]+[.H227]+[.I22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1E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28]+[.E228]+[.H228]+[.I22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E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29]+[.E229]+[.H229]+[.I22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3C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0]+[.E230]+[.H230]+[.I23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3C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1]+[.E231]+[.H231]+[.I23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E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2]+[.E232]+[.H232]+[.I23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3E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3]+[.E233]+[.H233]+[.I23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5C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4]+[.E234]+[.H234]+[.I23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5C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5]+[.E235]+[.H235]+[.I23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5E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6]+[.E236]+[.H236]+[.I23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5E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7]+[.E237]+[.H237]+[.I23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7C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8]+[.E238]+[.H238]+[.I23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7C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39]+[.E239]+[.H239]+[.I23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7EA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0]+[.E240]+[.H240]+[.I24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7EE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1]+[.E241]+[.H241]+[.I24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C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2]+[.E242]+[.H242]+[.I24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C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3]+[.E243]+[.H243]+[.I24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E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4]+[.E244]+[.H244]+[.I24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E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5]+[.E245]+[.H245]+[.I24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3C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6]+[.E246]+[.H246]+[.I24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3C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7]+[.E247]+[.H247]+[.I24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E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8]+[.E248]+[.H248]+[.I24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3E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49]+[.E249]+[.H249]+[.I24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5C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0]+[.E250]+[.H250]+[.I25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5C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1]+[.E251]+[.H251]+[.I25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5E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2]+[.E252]+[.H252]+[.I25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5E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3]+[.E253]+[.H253]+[.I25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7C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4]+[.E254]+[.H254]+[.I25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7C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5]+[.E255]+[.H255]+[.I25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7E8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6]+[.E256]+[.H256]+[.I25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7EC</text:p>
          </table:table-cell>
          <table:table-cell table:style-name="ce8" office:value-type="string" calcext:value-type="string">
            <text:p>IOR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7]+[.E257]+[.H257]+[.I25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1D3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8]+[.E258]+[.H258]+[.I25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1D7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59]+[.E259]+[.H259]+[.I25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F3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0]+[.E260]+[.H260]+[.I26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F7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1]+[.E261]+[.H261]+[.I26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3D3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62]+[.E262]+[.H262]+[.I26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3D7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63]+[.E263]+[.H263]+[.I26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F3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4]+[.E264]+[.H264]+[.I26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3F7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5]+[.E265]+[.H265]+[.I26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5D3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66]+[.E266]+[.H266]+[.I26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5D7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67]+[.E267]+[.H267]+[.I26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5F3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8]+[.E268]+[.H268]+[.I26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5F7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69]+[.E269]+[.H269]+[.I26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7D3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70]+[.E270]+[.H270]+[.I27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7D7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71]+[.E271]+[.H271]+[.I27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7F3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72]+[.E272]+[.H272]+[.I27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7F7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73]+[.E273]+[.H273]+[.I27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1D1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74]+[.E274]+[.H274]+[.I27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1D5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75]+[.E275]+[.H275]+[.I27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F1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76]+[.E276]+[.H276]+[.I27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F5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77]+[.E277]+[.H277]+[.I27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3D1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78]+[.E278]+[.H278]+[.I27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3D5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79]+[.E279]+[.H279]+[.I27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3F1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0]+[.E280]+[.H280]+[.I28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3F5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1]+[.E281]+[.H281]+[.I28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5D1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82]+[.E282]+[.H282]+[.I28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5D5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83]+[.E283]+[.H283]+[.I28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5F1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4]+[.E284]+[.H284]+[.I28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5F5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5]+[.E285]+[.H285]+[.I28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7D1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86]+[.E286]+[.H286]+[.I28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7D5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87]+[.E287]+[.H287]+[.I28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7F1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8]+[.E288]+[.H288]+[.I28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7F5</text:p>
          </table:table-cell>
          <table:table-cell table:style-name="ce8" office:value-type="string" calcext:value-type="string">
            <text:p>IOW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D289]+[.E289]+[.H289]+[.I28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1D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90]+[.E290]+[.H290]+[.I29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D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291]+[.E291]+[.H291]+[.I29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1F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92]+[.E292]+[.H292]+[.I29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1F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293]+[.E293]+[.H293]+[.I29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3D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94]+[.E294]+[.H294]+[.I29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3D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295]+[.E295]+[.H295]+[.I29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3F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96]+[.E296]+[.H296]+[.I29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3F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297]+[.E297]+[.H297]+[.I29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5D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298]+[.E298]+[.H298]+[.I29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5D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299]+[.E299]+[.H299]+[.I29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5F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00]+[.E300]+[.H300]+[.I30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5F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01]+[.E301]+[.H301]+[.I30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7D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02]+[.E302]+[.H302]+[.I30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7D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03]+[.E303]+[.H303]+[.I30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7F2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04]+[.E304]+[.H304]+[.I30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7F6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05]+[.E305]+[.H305]+[.I30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D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06]+[.E306]+[.H306]+[.I30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D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07]+[.E307]+[.H307]+[.I30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1F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08]+[.E308]+[.H308]+[.I30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F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09]+[.E309]+[.H309]+[.I30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3D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10]+[.E310]+[.H310]+[.I31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3D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11]+[.E311]+[.H311]+[.I31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F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12]+[.E312]+[.H312]+[.I312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3F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13]+[.E313]+[.H313]+[.I313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5D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14]+[.E314]+[.H314]+[.I314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5D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15]+[.E315]+[.H315]+[.I315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5F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16]+[.E316]+[.H316]+[.I316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5F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17]+[.E317]+[.H317]+[.I317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7D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18]+[.E318]+[.H318]+[.I318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7D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19]+[.E319]+[.H319]+[.I319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4"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7F0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formula="of:=[.D320]+[.E320]+[.H320]+[.I320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4" table:style-name="ce11" office:value-type="string" calcext:value-type="string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7F4</text:p>
          </table:table-cell>
          <table:table-cell table:style-name="ce8" office:value-type="string" calcext:value-type="string">
            <text:p>IOW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formula="of:=[.D321]+[.E321]+[.H321]+[.I321]" office:value-type="float" office:value="3" calcext:value-type="float">
            <text:p>3</text:p>
          </table:table-cell>
          <table:table-cell table:style-name="ce5"/>
          <table:table-cell table:number-columns-repeated="2"/>
          <table:table-cell table:style-name="ce2"/>
          <table:table-cell table:number-columns-repeated="997"/>
          <table:table-cell table:style-name="Default" table:number-columns-repeated="3"/>
        </table:table-row>
        <table:table-row table:style-name="ro1" table:number-rows-repeated="38">
          <table:table-cell table:number-columns-repeated="1023"/>
        </table:table-row>
        <table:table-row table:style-name="ro1">
          <table:table-cell table:style-name="ce5" office:value-type="string" calcext:value-type="string">
            <text:p>/IOSEL</text:p>
          </table:table-cell>
          <table:table-cell table:style-name="ce5" office:value-type="string" calcext:value-type="string">
            <text:p>/BIOSSEL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/SDACK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11</text:p>
          </table:table-cell>
          <table:table-cell table:style-name="ce5"/>
          <table:table-cell table:style-name="ce5" office:value-type="string" calcext:value-type="string">
            <text:p>/ROMCE</text:p>
          </table:table-cell>
          <table:table-cell table:style-name="ce5" office:value-type="string" calcext:value-type="string">
            <text:p>/RAMCE</text:p>
          </table:table-cell>
          <table:table-cell table:style-name="ce5" office:value-type="string" calcext:value-type="string">
            <text:p>/SCSICS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3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/ROMCE = /BIOSSEL &amp; /A11 # /BIOSSEL &amp; /A12</text:p>
          </table:table-cell>
          <table:table-cell table:number-columns-repeated="3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/RAMCE = /BIOSSEL &amp; A11 &amp; A12</text:p>
          </table:table-cell>
          <table:table-cell table:number-columns-repeated="3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/SCSICS = /IOSEL &amp; /A3 &amp; SDACK</text:p>
          </table:table-cell>
          <table:table-cell table:number-columns-repeated="3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number-columns-repeated="6"/>
          <table:table-cell table:style-name="ce2"/>
          <table:table-cell table:number-columns-repeated="993"/>
          <table:table-cell table:style-name="Default" table:number-columns-repeated="7"/>
        </table:table-row>
        <table:table-row table:style-name="ro1" table:number-rows-repeated="10481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O2:Sheet1.R321 Sheet1.H361:Sheet1.J424">
            <calcext:condition calcext:apply-style-name="Good" calcext:value="=0" calcext:base-cell-address="Sheet1.H2"/>
            <calcext:condition calcext:apply-style-name="Bad" calcext:value="=1" calcext:base-cell-address="Sheet1.H2"/>
          </calcext:conditional-format>
        </calcext:conditional-formats>
      </table:table>
      <table:named-expressions/>
      <table:database-ranges>
        <table:database-range table:name="__Anonymous_Sheet_DB__0" table:target-range-address="Sheet1.A361:Sheet1.J424" table:contains-header="false">
          <table:sort>
            <table:sort-by table:field-number="0" table:order="descending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6:55:52.162943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7T20:23:27.122625781</meta:creation-date>
    <dc:date>2024-04-10T17:40:28.939753945</dc:date>
    <meta:editing-duration>PT1H4M49S</meta:editing-duration>
    <meta:editing-cycles>10</meta:editing-cycles>
    <meta:generator>LibreOffice/6.4.7.2$Linux_X86_64 LibreOffice_project/40$Build-2</meta:generator>
    <meta:document-statistic meta:table-count="1" meta:cell-count="6690" meta:object-count="0"/>
  </office:meta>
</office:document-meta>
</file>